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1000000201B7552BC.png" manifest:media-type=""/>
  <manifest:file-entry manifest:full-path="content.xml" manifest:media-type="text/xml"/>
  <manifest:file-entry manifest:full-path="manifest.rdf" manifest:media-type="application/rdf+xml"/>
  <manifest:file-entry manifest:full-path="ObjectReplacements/Object 7" manifest:media-type="application/x-openoffice-gdimetafile;windows_formatname=&quot;GDIMetaFile&quot;"/>
  <manifest:file-entry manifest:full-path="ObjectReplacements/Object 8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application/x-openoffice-gdimetafile;windows_formatname=&quot;GDIMetaFile&quot;"/>
  <manifest:file-entry manifest:full-path="meta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media-type="application/vnd.oasis.opendocument.formula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1" svg:font-family="'Courier New'" style:font-adornments="Negrita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16.695cm" table:align="margins" style:writing-mode="lr-tb"/>
    </style:style>
    <style:style style:name="Tabla3.A" style:family="table-column">
      <style:table-column-properties style:column-width="11.377cm" style:rel-column-width="44659*"/>
    </style:style>
    <style:style style:name="Tabla3.B" style:family="table-column">
      <style:table-column-properties style:column-width="5.318cm" style:rel-column-width="20876*"/>
    </style:style>
    <style:style style:name="Tabla3.A1" style:family="table-cell">
      <style:table-cell-properties fo:padding="0.097cm" fo:border="none"/>
    </style:style>
    <style:style style:name="Tabla2" style:family="table">
      <style:table-properties style:width="16.695cm" table:align="margins" style:writing-mode="lr-tb"/>
    </style:style>
    <style:style style:name="Tabla2.A" style:family="table-column">
      <style:table-column-properties style:column-width="11.033cm" style:rel-column-width="43309*"/>
    </style:style>
    <style:style style:name="Tabla2.B" style:family="table-column">
      <style:table-column-properties style:column-width="5.662cm" style:rel-column-width="22226*"/>
    </style:style>
    <style:style style:name="Tabla2.A1" style:family="table-cell">
      <style:table-cell-properties fo:padding="0.097cm" fo:border="none"/>
    </style:style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text-properties fo:language="es" fo:country="ES"/>
    </style:style>
    <style:style style:name="P4" style:family="paragraph" style:parent-style-name="Standard">
      <style:text-properties fo:language="es" fo:country="ES" officeooo:paragraph-rsid="0015ea25"/>
    </style:style>
    <style:style style:name="P5" style:family="paragraph" style:parent-style-name="Standard">
      <style:paragraph-properties fo:text-align="center" style:justify-single-word="false"/>
      <style:text-properties fo:language="es" fo:country="ES"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language="es" fo:country="ES" fo:font-style="italic" officeooo:paragraph-rsid="0015ea25" style:font-style-asian="italic" style:font-style-complex="italic"/>
    </style:style>
    <style:style style:name="P7" style:family="paragraph" style:parent-style-name="Standard">
      <style:text-properties officeooo:paragraph-rsid="000da614"/>
    </style:style>
    <style:style style:name="P8" style:family="paragraph" style:parent-style-name="Standard">
      <style:text-properties officeooo:paragraph-rsid="00110373"/>
    </style:style>
    <style:style style:name="P9" style:family="paragraph" style:parent-style-name="Standard">
      <style:text-properties officeooo:paragraph-rsid="0014a774"/>
    </style:style>
    <style:style style:name="P10" style:family="paragraph" style:parent-style-name="Standard">
      <style:text-properties fo:font-size="10pt" fo:language="es" fo:country="ES" officeooo:paragraph-rsid="0015ea25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fo:font-size="9pt" officeooo:paragraph-rsid="00126181" style:font-size-asian="9pt" style:font-size-complex="9pt"/>
    </style:style>
    <style:style style:name="P13" style:family="paragraph" style:parent-style-name="Table_20_Contents">
      <style:paragraph-properties fo:text-align="end" style:justify-single-word="false"/>
      <style:text-properties fo:font-size="10pt" officeooo:paragraph-rsid="00126181" style:font-size-asian="10pt" style:font-size-complex="10pt"/>
    </style:style>
    <style:style style:name="P14" style:family="paragraph" style:parent-style-name="Standard">
      <style:paragraph-properties fo:text-align="center" style:justify-single-word="false"/>
      <style:text-properties officeooo:rsid="000da0d6"/>
    </style:style>
    <style:style style:name="P15" style:family="paragraph" style:parent-style-name="Standard">
      <style:text-properties officeooo:rsid="000da0d6" officeooo:paragraph-rsid="000da0d6"/>
    </style:style>
    <style:style style:name="P16" style:family="paragraph" style:parent-style-name="Standard">
      <style:paragraph-properties fo:text-align="center" style:justify-single-word="false"/>
      <style:text-properties fo:language="es" fo:country="ES" officeooo:rsid="0015ea25" officeooo:paragraph-rsid="0015ea25"/>
    </style:style>
    <style:style style:name="P17" style:family="paragraph" style:parent-style-name="Standard">
      <style:text-properties officeooo:rsid="000f6d0c" officeooo:paragraph-rsid="000da614"/>
    </style:style>
    <style:style style:name="P18" style:family="paragraph" style:parent-style-name="Standard">
      <style:text-properties officeooo:rsid="0014a774"/>
    </style:style>
    <style:style style:name="P19" style:family="paragraph" style:parent-style-name="Standard">
      <style:text-properties officeooo:rsid="0014a774" officeooo:paragraph-rsid="0014a774"/>
    </style:style>
    <style:style style:name="P20" style:family="paragraph" style:parent-style-name="Standard">
      <style:text-properties officeooo:rsid="0010be95" officeooo:paragraph-rsid="00110373"/>
    </style:style>
    <style:style style:name="P21" style:family="paragraph" style:parent-style-name="Standard">
      <style:paragraph-properties>
        <style:tab-stops>
          <style:tab-stop style:position="12.144cm"/>
        </style:tab-stops>
      </style:paragraph-properties>
      <style:text-properties officeooo:paragraph-rsid="000da614"/>
    </style:style>
    <style:style style:name="P22" style:family="paragraph" style:parent-style-name="Standard">
      <style:text-properties officeooo:paragraph-rsid="0019dc9a"/>
    </style:style>
    <style:style style:name="P23" style:family="paragraph" style:parent-style-name="Header">
      <style:text-properties officeooo:rsid="000da0d6" officeooo:paragraph-rsid="00177f65"/>
    </style:style>
    <style:style style:name="P24" style:family="paragraph" style:parent-style-name="Header" style:master-page-name="Standard">
      <style:paragraph-properties style:page-number="auto"/>
      <style:text-properties officeooo:rsid="00177f65" officeooo:paragraph-rsid="00177f65"/>
    </style:style>
    <style:style style:name="P25" style:family="paragraph" style:parent-style-name="Heading_20_1">
      <style:text-properties officeooo:rsid="000da0d6" officeooo:paragraph-rsid="000da0d6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Table_20_Contents">
      <style:paragraph-properties fo:text-align="end" style:justify-single-word="false"/>
      <style:text-properties fo:font-size="10pt" officeooo:paragraph-rsid="00126181" style:font-size-asian="10pt" style:font-size-complex="10pt"/>
    </style:style>
    <style:style style:name="T1" style:family="text">
      <style:text-properties fo:language="es" fo:country="ES" fo:font-style="italic" style:font-style-asian="italic" style:font-style-complex="italic"/>
    </style:style>
    <style:style style:name="T2" style:family="text">
      <style:text-properties officeooo:rsid="000da614"/>
    </style:style>
    <style:style style:name="T3" style:family="text">
      <style:text-properties officeooo:rsid="000f6d0c"/>
    </style:style>
    <style:style style:name="T4" style:family="text">
      <style:text-properties officeooo:rsid="0010be95"/>
    </style:style>
    <style:style style:name="T5" style:family="text">
      <style:text-properties officeooo:rsid="00126181"/>
    </style:style>
    <style:style style:name="T6" style:family="text">
      <style:text-properties officeooo:rsid="0014a774"/>
    </style:style>
    <style:style style:name="T7" style:family="text">
      <style:text-properties officeooo:rsid="0015ea25"/>
    </style:style>
    <style:style style:name="T8" style:family="text">
      <style:text-properties officeooo:rsid="0019dc9a"/>
    </style:style>
    <style:style style:name="T9" style:family="text"/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fr3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ole-draw-aspect="1"/>
    </style: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16">
      <number:day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ec."/>
        <text:sequence-decl text:display-outline-level="0" text:name=""/>
        <text:sequence-decl text:display-outline-level="0" text:name="Versor_u1"/>
        <text:sequence-decl text:display-outline-level="0" text:name="ec"/>
      </text:sequence-decls>
      <text:user-field-decls>
        <text:user-field-decl office:value-type="string" office:string-value="1" text:name="ec._renamed_1"/>
      </text:user-field-decls>
      <text:p text:style-name="P24">PCA- Principal Component Análisis.</text:p>
      <text:p text:style-name="P23">Mejor base explicativa.</text:p>
      <text:p text:style-name="P3"/>
      <text:p text:style-name="P14">Ruben Chaer.</text:p>
      <text:p text:style-name="P16">Instituto de Ingeniería Eléctrica</text:p>
      <text:p text:style-name="P5">IIE – Montevideo – Uruguay.</text:p>
      <text:p text:style-name="P6"><text:creation-date style:data-style-name="N51">05/01/2013 19:04:01</text:creation-date></text:p>
      <text:p text:style-name="P4"/>
      <text:p text:style-name="P10">-------------------------</text:p>
      <text:p text:style-name="P10">Proyecto: SimSEE</text:p>
      <text:p text:style-name="P10">Archivo: <text:file-name text:display="name-and-extension">AL_mejor_base_explicativa.odt</text:file-name></text:p>
      <text:p text:style-name="P10">Fecha última revisión: <text:modification-date style:data-style-name="N116">7/01/2013 09:57:47 AM</text:modification-date></text:p>
      <text:p text:style-name="P10"/>
      <text:h text:style-name="P25" text:outline-level="1">Planteo.</text:h>
      <text:p text:style-name="P15"/>
      <text:p text:style-name="P7"><text:span text:style-name="T2"><text:tab/>Dado un ramillete de vectores </text:span><text:span text:style-name="T2"><draw:frame draw:style-name="fr2" draw:name="Objeto1" text:anchor-type="as-char" svg:y="-0.377cm" svg:width="2.161cm" svg:height="0.531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">de</text:span><text:span text:style-name="T3">l</text:span><text:span text:style-name="T2"> espacio vectorial </text:span><text:span text:style-name="T2"><draw:frame draw:style-name="fr2" draw:name="Objeto2" text:anchor-type="as-char" svg:y="-0.437cm" svg:width="0.635cm" svg:height="0.529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span><text:span text:style-name="T2">, </text:span><text:span text:style-name="T3">como pueden ser series de datos medidos, en método clásico de encontrar una base orto-normal que expanda el mismo subespacio que el generado por el ramillete de vectores es el método de Gram-Schmidt.</text:span></text:p>
      <text:p text:style-name="P17"><text:tab/>El método comienza por seleccionar uno de los vectores , formar el versor correspondiente y se tiene así el primer elemento de la base buscada como se muestra en la ec.</text:p>
      <text:p text:style-name="P22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1"><draw:frame draw:style-name="fr3" draw:name="Objeto8" text:anchor-type="as-char" svg:y="-0.377cm" svg:width="2.177cm" svg:height="0.531cm" draw:z-index="6"><draw:object xlink:href="./Object 8" xlink:type="simple" xlink:show="embed" xlink:actuate="onLoad"/><draw:image xlink:href="./ObjectReplacements/Object 8" xlink:type="simple" xlink:show="embed" xlink:actuate="onLoad"/><svg:desc>fórmula</svg:desc></draw:frame></text:p>
          </table:table-cell>
          <table:table-cell table:style-name="Tabla3.A1" office:value-type="string">
            <text:p text:style-name="P13"><text:span text:style-name="T5">ec.(</text:span><text:span text:style-name="T5"><text:sequence text:ref-name="refec0" text:name="ec" text:formula="ooow:ec+1" style:num-format="1">1</text:sequence></text:span><text:span text:style-name="T5">) </text:span><text:span text:style-name="T6">Primer Versor</text:span></text:p>
          </table:table-cell>
        </table:table-row>
      </table:table>
      <text:p text:style-name="P17"/>
      <text:p text:style-name="P8"><text:span text:style-name="T3"><text:tab/>A continuación, quitamos del conjunto de vectores no-seleccionados la proyección de los mismos sobre </text:span><text:span text:style-name="T3"><draw:frame draw:style-name="fr3" draw:name="Objeto4" text:anchor-type="as-char" svg:y="-0.377cm" svg:width="0.563cm" svg:height="0.533cm" draw:z-index="2"><draw:object xlink:href="./Object 4" xlink:type="simple" xlink:show="embed" xlink:actuate="onLoad"/><draw:image xlink:href="./ObjectReplacements/Object 4" xlink:type="simple" xlink:show="embed" xlink:actuate="onLoad"/><svg:desc>fórmula</svg:desc></draw:frame></text:span><text:span text:style-name="T3"> </text:span><text:span text:style-name="T4">haciendo: </text:span></text:p>
      <text:p text:style-name="P20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1"><draw:frame draw:style-name="fr3" draw:name="Objeto5" text:anchor-type="as-char" svg:y="-0.377cm" svg:width="4.96cm" svg:height="0.533cm" draw:z-index="7"><draw:object xlink:href="./Object 5" xlink:type="simple" xlink:show="embed" xlink:actuate="onLoad"/><draw:image xlink:href="./ObjectReplacements/Object 5" xlink:type="simple" xlink:show="embed" xlink:actuate="onLoad"/><svg:desc>fórmula</svg:desc></draw:frame></text:p>
          </table:table-cell>
          <table:table-cell table:style-name="Tabla2.A1" office:value-type="string">
            <text:p text:style-name="P12"><text:span text:style-name="T5">ec.(</text:span><text:span text:style-name="T5"><text:sequence text:ref-name="refec1" text:name="ec" text:formula="ooow:ec+1" style:num-format="1">2</text:sequence></text:span><text:span text:style-name="T5">)</text:span><text:span text:style-name="T6">Cálculo de residuos.</text:span></text:p>
          </table:table-cell>
        </table:table-row>
      </table:table>
      <text:p text:style-name="P20"/>
      <text:p text:style-name="Standard"><text:span text:style-name="T3"><text:tab/></text:span><text:span text:style-name="T6">Observar que la operación ec.(</text:span><text:span text:style-name="T6"><text:sequence-ref text:reference-format="value" text:ref-name="refec1">2</text:sequence-ref></text:span><text:span text:style-name="T6">) hace que se cumpla </text:span><text:span text:style-name="T4"><draw:frame draw:style-name="fr3" draw:name="Objeto3" text:anchor-type="as-char" svg:y="-0.377cm" svg:width="3.156cm" svg:height="0.533cm" draw:z-index="8"><draw:object xlink:href="./Object 3" xlink:type="simple" xlink:show="embed" xlink:actuate="onLoad"/><draw:image xlink:href="./ObjectReplacements/Object 3" xlink:type="simple" xlink:show="embed" xlink:actuate="onLoad"/></draw:frame></text:span><text:span text:style-name="T4">. Si alguno de los </text:span><text:span text:style-name="T4"><draw:frame draw:style-name="fr3" draw:name="Objeto6" text:anchor-type="as-char" svg:y="-0.377cm" svg:width="0.559cm" svg:height="0.533cm" draw:z-index="9"><draw:object xlink:href="./Object 6" xlink:type="simple" xlink:show="embed" xlink:actuate="onLoad"/><draw:image xlink:href="./ObjectReplacements/Object 6" xlink:type="simple" xlink:show="embed" xlink:actuate="onLoad"/></draw:frame></text:span><text:span text:style-name="T6">resultara NULO, quiere decir que el vector original (esto es antes de la operación </text:span><text:span text:style-name="T6"><text:sequence-ref text:reference-format="text" text:ref-name="refec1">ec.(2)Cálculo de residuos.</text:sequence-ref></text:span><text:span text:style-name="T6">.</text:span></text:p>
      <text:p text:style-name="Standard"><text:span text:style-name="T6"><text:tab/>Para continuar seleccionando versores para la base, consideramos el siguiente </text:span><text:span text:style-name="T6"><draw:frame draw:style-name="fr3" draw:name="Objeto7" text:anchor-type="as-char" svg:y="-0.377cm" svg:width="1.138cm" svg:height="0.533cm" draw:z-index="5"><draw:object xlink:href="./Object 7" xlink:type="simple" xlink:show="embed" xlink:actuate="onLoad"/><draw:image xlink:href="./ObjectReplacements/Object 7" xlink:type="simple" xlink:show="embed" xlink:actuate="onLoad"/><svg:desc>fórmula</svg:desc></draw:frame></text:span></text:p>
      <text:p text:style-name="P18"/>
      <text:p text:style-name="P19">El pseudo código del algoritmo sería:</text:p>
      <text:p text:style-name="P19"/>
      <text:p text:style-name="P19">Base = lista_vacia</text:p>
      <text:p text:style-name="P19">dim_n = dimensión de los vectores del ramillete</text:p>
      <text:p text:style-name="P19">dim_m = cantidad de vectores del ramillete</text:p>
      <text:p text:style-name="P19"/>
      <text:p text:style-name="P19"><text:soft-page-break/>La base buscada tendrá necesariamente dimensión menor o igual al menor entre dim_n y dim_m. Si suponemos dim_m &lt; dim_n entonces la dimensión de la base será dim_m si los vectores del ramillete son independientes entre si y será menor si son dependientes.</text:p>
      <text:p text:style-name="P19"/>
      <text:p text:style-name="P19">Procedure Gram_Schmidt( ramillete ): base;</text:p>
      <text:p text:style-name="P19">var</text:p>
      <text:p text:style-name="P19"><text:s/>buscando: boolean;</text:p>
      <text:p text:style-name="P19"><text:s/>dim_n, dim_m, dim_base: integer;</text:p>
      <text:p text:style-name="P9"><text:span text:style-name="T6"><text:s/></text:span><text:span text:style-name="T7">residuos: TList;</text:span></text:p>
      <text:p text:style-name="P19">begin</text:p>
      <text:p text:style-name="P19"><text:s/>dim_m:= ramillete.count;</text:p>
      <text:p text:style-name="P19"><text:s/>dim_n:= ramillete[0].count;</text:p>
      <text:p text:style-name="P19"><text:s/>dim_base:= 0;</text:p>
      <text:p text:style-name="P19"/>
      <text:p text:style-name="P19"><text:s/>k:= 0;</text:p>
      <text:p text:style-name="P19"><text:s/>buscando:= true;</text:p>
      <text:p text:style-name="P9"><text:span text:style-name="T6"><text:s/>// </text:span><text:span text:style-name="T7">copio los vecor</text:span></text:p>
      <text:p text:style-name="P19"><text:s/>while ( </text:p>
      <text:p text:style-name="P18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1" svg:font-family="'Courier New'" style:font-adornments="Negrita" style:font-family-generic="modern" style:font-pitch="fixed"/>
    <style:font-face style:name="Courier New" svg:font-family="'Courier New'" style:font-adornments="Normal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Negrit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ourier New" fo:font-size="12pt" fo:language="es" fo:country="UY" style:font-name-asian="Times New Roman" style:font-size-asian="12pt" style:font-name-complex="Times New Roman" style:font-size-complex="12pt" style:language-complex="ar" style:country-complex="SA"/>
    </style:style>
    <style:style style:name="Header" style:family="paragraph" style:parent-style-name="Standard" style:class="extra">
      <style:paragraph-properties fo:text-align="center" style:justify-single-word="false">
        <style:tab-stops>
          <style:tab-stop style:position="7.5cm" style:type="center"/>
          <style:tab-stop style:position="15cm" style:type="right"/>
        </style:tab-stops>
      </style:paragraph-properties>
      <style:text-properties style:font-name="Courier New1" fo:font-size="26pt" fo:font-weight="bold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start" style:justify-single-word="false" fo:keep-with-next="always"/>
      <style:text-properties fo:font-size="18pt" fo:language="es" fo:country="ES" fo:font-weight="bold" style:font-size-asian="18pt" style:font-weight-asian="bold" style:font-weight-complex="bold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itulo" style:family="paragraph" style:parent-style-name="Standard">
      <style:text-properties fo:language="es" fo:country="E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c." style:family="paragraph" style:parent-style-name="Caption"/>
    <style:style style:name="ec" style:family="paragraph" style:parent-style-name="Caption"/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1" style:family="table">
      <style:table-properties style:width="16.828cm" fo:margin-left="-0.123cm" table:align="left" style:writing-mode="lr-tb"/>
    </style:style>
    <style:style style:name="Tabla1.A" style:family="table-column">
      <style:table-column-properties style:column-width="3.889cm"/>
    </style:style>
    <style:style style:name="Tabla1.B" style:family="table-column">
      <style:table-column-properties style:column-width="12.938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text-properties fo:language="es" fo:country="ES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fo:language="es" fo:country="ES" fo:font-style="italic" style:font-style-asian="italic" style:font-style-complex="italic"/>
    </style:style>
    <style:style style:name="MT2" style:family="text"/>
    <style:style style:name="M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.499cm" fo:margin-left="2.593cm" fo:margin-right="1.71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office:value-type="string">
              <text:p text:style-name="MP1"><draw:frame draw:style-name="Mfr1" draw:name="gráficos1" text:anchor-type="as-char" svg:width="2.566cm" svg:height="0.847cm" draw:z-index="4"><draw:image xlink:href="Pictures/1000000000000061000000201B7552BC.png" xlink:type="simple" xlink:show="embed" xlink:actuate="onLoad"/></draw:frame></text:p>
            </table:table-cell>
            <table:table-cell table:style-name="Tabla1.A1" office:value-type="string">
              <text:p text:style-name="MP2"><text:span text:style-name="MT1"><text:s text:c="2"/>SimSEE pág. </text:span><text:span text:style-name="Page_20_Number"><text:page-number text:select-page="current">2</text:page-number></text:span><text:span text:style-name="Page_20_Number"> / </text:span><text:span text:style-name="Page_20_Number"><text:page-count style:num-format="1">2</text:page-count></text:span></text:p>
            </table:table-cell>
          </table:table-row>
        </table:table>
        <text:p text:style-name="Standard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ocumento_simsee</dc:title>
    <meta:creation-date>2013-01-05T19:04:01.43</meta:creation-date>
    <meta:editing-cycles>4</meta:editing-cycles>
    <meta:editing-duration>P1DT4H59M56S</meta:editing-duration>
    <meta:generator>LibreOffice/3.6$Windows_x86 LibreOffice_project/2ef5aff-a6fb0ff-166bdff-cf087ad-0f1389</meta:generator>
    <dc:date>2013-01-07T09:57:47.13</dc:date>
    <meta:document-statistic meta:table-count="3" meta:image-count="1" meta:object-count="8" meta:page-count="2" meta:paragraph-count="40" meta:word-count="271" meta:character-count="1789" meta:non-whitespace-character-count="1525"/>
    <meta:user-defined meta:name="Información 1"/>
    <meta:user-defined meta:name="Información 2"/>
    <meta:user-defined meta:name="Información 3"/>
    <meta:user-defined meta:name="Información 4"/>
    <meta:template xlink:type="simple" xlink:actuate="onRequest" xlink:title="documento_simsee" xlink:href="../../../../../../Users/rchaer/AppData/Roaming/LibreOffice/3/user/template/documento_simsee.ott" meta:date="2013-01-05T19:03:55.78"/>
  </office:meta>
</office:document-meta>
</file>

<file path=Object 1/content.xml><?xml version="1.0" encoding="utf-8"?>
<math xmlns="http://www.w3.org/1998/Math/MathML">
  <semantics>
    <mrow>
      <msub>
        <mi>v</mi>
        <mn>1,</mn>
      </msub>
      <msub>
        <mi>v</mi>
        <mn>2,</mn>
      </msub>
      <mn>....</mn>
      <mi>,</mi>
      <msub>
        <mi>v</mi>
        <mi>m</mi>
      </msub>
    </mrow>
    <annotation encoding="StarMath 5.0">v_1, v_2, .... , v_m</annotation>
  </semantics>
</math>
</file>

<file path=Object 2/content.xml><?xml version="1.0" encoding="utf-8"?>
<math xmlns="http://www.w3.org/1998/Math/MathML">
  <semantics>
    <mrow>
      <msup>
        <mi>R</mi>
        <mi>n</mi>
      </msup>
    </mrow>
    <annotation encoding="StarMath 5.0">R^n</annotation>
  </semantics>
</math>
</file>

<file path=Object 3/content.xml><?xml version="1.0" encoding="utf-8"?>
<math xmlns="http://www.w3.org/1998/Math/MathML">
  <semantics>
    <mrow>
      <mrow>
        <mrow>
          <mo stretchy="false">(</mo>
          <mrow>
            <mrow>
              <msub>
                <mi>v</mi>
                <mi>j</mi>
              </msub>
              <mo stretchy="false">⋅</mo>
              <msub>
                <mi>u</mi>
                <mn>1</mn>
              </msub>
            </mrow>
          </mrow>
          <mo stretchy="false">)</mo>
        </mrow>
        <mo stretchy="false">=</mo>
        <mn>0</mn>
      </mrow>
      <mo stretchy="false">∀</mo>
      <mrow>
        <mi>j</mi>
        <mo stretchy="false">&gt;</mo>
        <mn>1</mn>
      </mrow>
    </mrow>
    <annotation encoding="StarMath 5.0">(v_j cdot u_1)=0 forall j &gt; 1</annotation>
  </semantics>
</math>
</file>

<file path=Object 4/content.xml><?xml version="1.0" encoding="utf-8"?>
<math xmlns="http://www.w3.org/1998/Math/MathML">
  <semantics>
    <mrow>
      <msub>
        <mi>u</mi>
        <mn>1</mn>
      </msub>
    </mrow>
    <annotation encoding="StarMath 5.0">u_1</annotation>
  </semantics>
</math>
</file>

<file path=Object 5/content.xml><?xml version="1.0" encoding="utf-8"?>
<math xmlns="http://www.w3.org/1998/Math/MathML">
  <semantics>
    <mrow>
      <mrow>
        <msub>
          <mi>v</mi>
          <mi>j</mi>
        </msub>
        <mo stretchy="false">=</mo>
        <mrow>
          <msub>
            <mi>v</mi>
            <mi>j</mi>
          </msub>
          <mo stretchy="false">−</mo>
          <mrow>
            <mo stretchy="false">(</mo>
            <mrow>
              <mrow>
                <msub>
                  <mi>u</mi>
                  <mn>1</mn>
                </msub>
                <mo stretchy="false">⋅</mo>
                <msub>
                  <mi>v</mi>
                  <mi>j</mi>
                </msub>
              </mrow>
            </mrow>
            <mo stretchy="false">)</mo>
          </mrow>
        </mrow>
      </mrow>
      <msub>
        <mi>u</mi>
        <mn>1</mn>
      </msub>
      <mi>;</mi>
      <mrow>
        <mi>j</mi>
        <mo stretchy="false">=</mo>
        <mn>2</mn>
      </mrow>
      <mn>...</mn>
      <mi>m</mi>
    </mrow>
    <annotation encoding="StarMath 5.0">v_j=v_j - ( u_1 cdot v_j ) u_1 ; j = 2 ... m</annotation>
  </semantics>
</math>
</file>

<file path=Object 6/content.xml><?xml version="1.0" encoding="utf-8"?>
<math xmlns="http://www.w3.org/1998/Math/MathML">
  <semantics>
    <mrow>
      <msub>
        <mi>v</mi>
        <mi>j</mi>
      </msub>
    </mrow>
    <annotation encoding="StarMath 5.0">v_j</annotation>
  </semantics>
</math>
</file>

<file path=Object 7/content.xml><?xml version="1.0" encoding="utf-8"?>
<math xmlns="http://www.w3.org/1998/Math/MathML">
  <semantics>
    <mrow>
      <mrow>
        <msub>
          <mi>v</mi>
          <mi>j</mi>
        </msub>
        <mo stretchy="false">≠</mo>
        <mn>0</mn>
      </mrow>
    </mrow>
    <annotation encoding="StarMath 5.0">v_j &lt;&gt; 0</annotation>
  </semantics>
</math>
</file>

<file path=Object 8/content.xml><?xml version="1.0" encoding="utf-8"?>
<math xmlns="http://www.w3.org/1998/Math/MathML">
  <semantics>
    <mrow>
      <mrow>
        <msub>
          <mi>u</mi>
          <mn>1</mn>
        </msub>
        <mo stretchy="false">=</mo>
        <mrow>
          <msub>
            <mi>v</mi>
            <mn>1</mn>
          </msub>
          <mo stretchy="false">/</mo>
          <mrow>
            <mo stretchy="false">∥</mo>
            <mrow>
              <msub>
                <mi>v</mi>
                <mn>1</mn>
              </msub>
            </mrow>
            <mo stretchy="false">∥</mo>
          </mrow>
        </mrow>
      </mrow>
    </mrow>
    <annotation encoding="StarMath 5.0">u_1=v_1 / ldline v_1 rdline  </annotation>
  </semantics>
</math>
</file>